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fr" fo:country="FR" style:font-size-asian="11pt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DB</text:span></text:p>
      <text:p text:style-name="P2"/>
      <text:p text:style-name="P1"><text:span text:style-name="T1">CREATE SCHEMA euro_fit_Anne_Sophie;<text:line-break/><text:line-break/>USE euro_fit_Anne_Sophie;<text:line-break/><text:line-break/>create table if not exists pays(<text:line-break/>id_pays int not null auto_increment,<text:line-break/>pays varchar(50),<text:line-break/>primary key(id_pays)<text:line-break/>);<text:line-break/><text:line-break/>create table if not exists codes_postaux(<text:line-break/>id_code_postal int not null auto_increment,<text:line-break/>code_postal varchar(15),<text:line-break/>primary key(id_code_postal)<text:line-break/>);<text:line-break/><text:line-break/>create table if not exists villes(<text:line-break/>id_ville int not null auto_increment,<text:line-break/>ville varchar(30),<text:line-break/>primary key(id_ville),<text:line-break/>id_code_postal int,<text:line-break/>id_pays int,<text:line-break/>CONSTRAINT fk_id_code_postal FOREIGN KEY (id_code_postal) REFERENCES codes_postaux (id_code_postal) ON DELETE SET NULL ON UPDATE CASCADE,<text:line-break/>CONSTRAINT fk_id_pays FOREIGN KEY (id_pays) REFERENCES pays (id_pays) ON DELETE SET NULL ON UPDATE CASCADE<text:line-break/>);<text:line-break/><text:line-break/>create table if not exists medecins(<text:line-break/>id_medecin int not null auto_increment,<text:line-break/>nom varchar(30),<text:line-break/>prenom varchar(30),<text:line-break/>primary key(id_medecin)<text:line-break/>);<text:line-break/><text:line-break/>create table if not exists donnees_medicales(<text:line-break/>id_donnee_medicale int not null auto_increment,<text:line-break/>date_certificat_medical date,<text:line-break/></text:span><text:soft-page-break/><text:span text:style-name="T1">primary key(id_donnee_medicale),<text:line-break/>id_medecin int,<text:line-break/>CONSTRAINT fk_id_medecin FOREIGN KEY (id_medecin) REFERENCES medecins (id_medecin) ON DELETE SET NULL ON UPDATE CASCADE<text:line-break/>);<text:line-break/><text:line-break/>create table if not exists parrainages(<text:line-break/>id_parrainage int not null auto_increment,<text:line-break/>parrain varchar(50),<text:line-break/>filleule varchar(50),<text:line-break/>primary key(id_parrainage)<text:line-break/>);<text:line-break/><text:line-break/>create table if not exists adresses(<text:line-break/>id_adresse int not null auto_increment,<text:line-break/>adresse varchar(255),<text:line-break/>primary key(id_adresse),<text:line-break/>id_code_postal int,<text:line-break/>CONSTRAINT id_code_postal FOREIGN KEY (id_code_postal) REFERENCES codes_postaux (id_code_postal) ON DELETE SET NULL ON UPDATE CASCADE<text:line-break/>);<text:line-break/><text:line-break/>create table if not exists etablissements_bancaires(<text:line-break/>id_etablissement int not null auto_increment,<text:line-break/>nom varchar(50),<text:line-break/>primary key(id_etablissement)<text:line-break/>);<text:line-break/><text:line-break/>create table if not exists finances(<text:line-break/>id_finance int not null auto_increment,<text:line-break/>rib varchar(50),<text:line-break/>cotisation_a_jour boolean,<text:line-break/>primary key(id_finance),<text:line-break/>id_etablissement int,<text:line-break/>CONSTRAINT id_etablissement FOREIGN KEY (id_etablissement) REFERENCES etablissements_bancaires(id_etablissement) ON DELETE SET NULL ON UPDATE CASCADE<text:line-break/>);<text:line-break/><text:line-break/>create table if not exists assurances(<text:line-break/>id_assurance int not null auto_increment,<text:line-break/>numero_de_contrat varchar(50),<text:line-break/>primary key(id_assurance)<text:line-break/></text:span><text:soft-page-break/><text:span text:style-name="T1">);<text:line-break/><text:line-break/>create table if not exists machines(<text:line-break/>id_machines int not null auto_increment,<text:line-break/>date_badge_debut date,<text:line-break/>date_badge_fin date,<text:line-break/>type varchar(30),<text:line-break/>primary key(id_machines)<text:line-break/>);<text:line-break/><text:line-break/>create table if not exists salles(<text:line-break/>id_salle int not null auto_increment,<text:line-break/>type varchar(30),<text:line-break/>primary key(id_salle),<text:line-break/>id_machines int,<text:line-break/>CONSTRAINT id_machines FOREIGN KEY (id_machines) REFERENCES machines(id_machines) ON DELETE SET NULL ON UPDATE CASCADE<text:line-break/>);<text:line-break/><text:line-break/><text:line-break/>create table if not exists produits(<text:line-break/>id_produits int not null auto_increment,<text:line-break/>prix float,<text:line-break/>primary key(id_produits)<text:line-break/>);<text:line-break/><text:line-break/>create table if not exists achats(<text:line-break/>id_achat int not null auto_increment,<text:line-break/>facture varchar(50),<text:line-break/>livraison boolean,<text:line-break/>primary key(id_achat),<text:line-break/> id_produits int,<text:line-break/>CONSTRAINT id_produits FOREIGN KEY (id_produits) REFERENCES produits(id_produits) ON DELETE SET NULL ON UPDATE CASCADE<text:line-break/>);<text:line-break/><text:line-break/>create table if not exists donnees_sante(<text:line-break/>id_donnee_sante int not null auto_increment,<text:line-break/>type varchar(50),<text:line-break/>primary key(id_donnee_sante),<text:line-break/> id_machine int,<text:line-break/>CONSTRAINT id_machine FOREIGN KEY (id_machine) REFERENCES machines(id_machines) ON DELETE </text:span><text:soft-page-break/><text:span text:style-name="T1">SET NULL ON UPDATE CASCADE<text:line-break/>);<text:line-break/><text:line-break/>create table if not exists fournisseurs(<text:line-break/>id_fournisseur int not null auto_increment,<text:line-break/>facture varchar(50),<text:line-break/>prix float,<text:line-break/>primary key(id_fournisseur),<text:line-break/> id_produit int,<text:line-break/> id_adresse int,<text:line-break/> CONSTRAINT id_produit FOREIGN KEY (id_produit) REFERENCES produits(id_produits) ON DELETE SET NULL ON UPDATE CASCADE,<text:line-break/>CONSTRAINT id_adresse FOREIGN KEY (id_adresse) REFERENCES adresses(id_adresse) ON DELETE SET NULL ON UPDATE CASCADE<text:line-break/>);<text:line-break/><text:line-break/>create table if not exists magasins(<text:line-break/>id_magasin int not null auto_increment,<text:line-break/>numero_de_telephone varchar(30),<text:line-break/>livraison boolean,<text:line-break/>primary key(id_magasin),<text:line-break/> id_achat int,<text:line-break/> id_adresse int,<text:line-break/> CONSTRAINT id_achat FOREIGN KEY (id_achat) REFERENCES achats(id_achat) ON DELETE SET NULL ON UPDATE CASCADE,<text:line-break/>CONSTRAINT fk_id_adresse FOREIGN KEY (id_adresse) REFERENCES adresses(id_adresse) ON DELETE SET NULL ON UPDATE CASCADE<text:line-break/>);<text:line-break/><text:line-break/>create table if not exists connexions(<text:line-break/>id_connexion int not null auto_increment,<text:line-break/>login varchar(50),<text:line-break/>mot_de_passe varchar(255),<text:line-break/>question_secrete varchar(50),<text:line-break/>primary key(id_connexion)<text:line-break/>);<text:line-break/><text:line-break/>create table if not exists clubs(<text:line-break/>id_club int not null auto_increment,<text:line-break/>nom varchar(50),<text:line-break/>numero_de_telephone varchar(30),<text:line-break/>primary key(id_club),<text:line-break/></text:span><text:soft-page-break/><text:span text:style-name="T1"> id_assurance int,<text:line-break/> id_salle int,<text:line-break/> id_donnee_sante int,<text:line-break/> id_connexion int,<text:line-break/> CONSTRAINT id_assurance FOREIGN KEY (id_assurance) REFERENCES assurances(id_assurance) ON DELETE SET NULL ON UPDATE CASCADE,<text:line-break/> <text:s/>CONSTRAINT id_salle FOREIGN KEY (id_salle) REFERENCES salles(id_salle) ON DELETE SET NULL ON UPDATE CASCADE,<text:line-break/> CONSTRAINT id_donnee_sante FOREIGN KEY (id_donnee_sante) REFERENCES donnees_sante(id_donnee_sante) ON DELETE SET NULL ON UPDATE CASCADE,<text:line-break/>CONSTRAINT id_connexion FOREIGN KEY (id_connexion) REFERENCES connexions(id_connexion) ON DELETE SET NULL ON UPDATE CASCADE<text:line-break/>);<text:line-break/><text:line-break/>create table if not exists administrateurs(<text:line-break/>id_administrateur int not null auto_increment,<text:line-break/>nom varchar(50),<text:line-break/>prenom varchar(50),<text:line-break/>statut varchar(50),<text:line-break/>primary key(id_administrateur),<text:line-break/> fk_id_connexion int,<text:line-break/>CONSTRAINT fk_id_connexion FOREIGN KEY (fk_id_connexion) REFERENCES connexions(id_connexion) ON DELETE SET NULL ON UPDATE CASCADE<text:line-break/>);<text:line-break/><text:line-break/>create table if not exists abonnements(<text:line-break/>id_abonnement int not null auto_increment,<text:line-break/>type varchar(30),<text:line-break/>tarif float,<text:line-break/>bilan_corporel_offert boolean,<text:line-break/>duree int,<text:line-break/>primary key(id_abonnement),<text:line-break/>fk_id_connexions int,<text:line-break/>fk_id_parrainage int,<text:line-break/>fk_id_club int,<text:line-break/>fk_id_finance int,<text:line-break/>CONSTRAINT fk_id_connexions FOREIGN KEY (fk_id_connexions) REFERENCES connexions(id_connexion) ON DELETE SET NULL ON UPDATE CASCADE,<text:line-break/>CONSTRAINT fk_id_parrainage FOREIGN KEY (fk_id_parrainage) REFERENCES parrainages(id_parrainage) ON DELETE SET NULL ON UPDATE CASCADE,<text:line-break/>CONSTRAINT fk_id_finance FOREIGN KEY (fk_id_finance) REFERENCES finances(id_finance) ON DELETE SET NULL ON UPDATE CASCADE,<text:line-break/></text:span><text:soft-page-break/><text:span text:style-name="T1">CONSTRAINT fk_id_club FOREIGN KEY (fk_id_club) REFERENCES clubs(id_club) ON DELETE SET NULL ON UPDATE CASCADE<text:line-break/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17:44:11.470000000</dc:date>
    <meta:editing-duration>PT26S</meta:editing-duration>
    <meta:editing-cycles>1</meta:editing-cycles>
    <meta:document-statistic meta:table-count="0" meta:image-count="0" meta:object-count="0" meta:page-count="6" meta:paragraph-count="2" meta:word-count="715" meta:character-count="6160" meta:non-whitespace-character-count="5407"/>
    <meta:generator>LibreOffice/7.3.6.2$Windows_X86_64 LibreOffice_project/c28ca90fd6e1a19e189fc16c05f8f8924961e12e</meta:generator>
  </office:meta>
</office:document-meta>
</file>